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11.007cm" table:align="left"/>
    </style:style>
    <style:style style:name="Table49.A" style:family="table-column">
      <style:table-column-properties style:column-width="11.007cm"/>
    </style:style>
    <style:style style:name="Table49.A1" style:family="table-cell">
      <style:table-cell-properties style:vertical-align="middle" fo:background-color="#eeeeee" fo:padding="0cm" fo:border="none">
        <style:background-image/>
      </style:table-cell-properties>
    </style:style>
    <style:style style:name="Table50" style:family="table">
      <style:table-properties style:width="7.034cm" table:align="left"/>
    </style:style>
    <style:style style:name="Table50.A" style:family="table-column">
      <style:table-column-properties style:column-width="7.034cm"/>
    </style:style>
    <style:style style:name="Table50.A1" style:family="table-cell">
      <style:table-cell-properties style:vertical-align="middle" fo:background-color="#eeeeee" fo:padding="0cm" fo:border="none">
        <style:background-image/>
      </style:table-cell-properties>
    </style:style>
    <style:style style:name="Table51" style:family="table">
      <style:table-properties style:width="18.646cm" table:align="left"/>
    </style:style>
    <style:style style:name="Table51.A" style:family="table-column">
      <style:table-column-properties style:column-width="18.646cm"/>
    </style:style>
    <style:style style:name="Table51.A1" style:family="table-cell">
      <style:table-cell-properties style:vertical-align="middle" fo:background-color="#eeeeee" fo:padding="0cm" fo:border="none">
        <style:background-image/>
      </style:table-cell-properties>
    </style:style>
    <style:style style:name="Table52" style:family="table">
      <style:table-properties style:width="7.752cm" table:align="left"/>
    </style:style>
    <style:style style:name="Table52.A" style:family="table-column">
      <style:table-column-properties style:column-width="7.752cm"/>
    </style:style>
    <style:style style:name="Table52.A1" style:family="table-cell">
      <style:table-cell-properties style:vertical-align="middle" fo:background-color="#eeeeee" fo:padding="0cm" fo:border="none">
        <style:background-image/>
      </style:table-cell-properties>
    </style:style>
    <style:style style:name="Table53" style:family="table">
      <style:table-properties style:width="22.445cm" table:align="left"/>
    </style:style>
    <style:style style:name="Table53.A" style:family="table-column">
      <style:table-column-properties style:column-width="22.445cm"/>
    </style:style>
    <style:style style:name="Table53.A1" style:family="table-cell">
      <style:table-cell-properties style:vertical-align="middle" fo:background-color="#eeeeee" fo:padding="0cm" fo:border="none">
        <style:background-image/>
      </style:table-cell-properties>
    </style:style>
    <style:style style:name="Table54" style:family="table">
      <style:table-properties style:width="11.213cm" table:align="left"/>
    </style:style>
    <style:style style:name="Table54.A" style:family="table-column">
      <style:table-column-properties style:column-width="11.213cm"/>
    </style:style>
    <style:style style:name="Table54.A1" style:family="table-cell">
      <style:table-cell-properties style:vertical-align="middle" fo:background-color="#eeeeee" fo:padding="0cm" fo:border="none">
        <style:background-image/>
      </style:table-cell-properties>
    </style:style>
    <style:style style:name="Table55" style:family="table">
      <style:table-properties style:width="11.213cm" table:align="left"/>
    </style:style>
    <style:style style:name="Table55.A" style:family="table-column">
      <style:table-column-properties style:column-width="11.213cm"/>
    </style:style>
    <style:style style:name="Table55.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82"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style>
    <style:style style:name="P85"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88" style:family="paragraph" style:parent-style-name="Text_20_body" style:list-style-name="L1">
      <style:paragraph-properties fo:orphans="2" fo:widows="2"/>
    </style:style>
    <style:style style:name="P89" style:family="paragraph" style:parent-style-name="Text_20_body" style:list-style-name="L2">
      <style:paragraph-properties fo:orphans="2" fo:widows="2"/>
    </style:style>
    <style:style style:name="P90" style:family="paragraph" style:parent-style-name="Text_20_body">
      <style:text-properties fo:font-variant="normal" fo:text-transform="none" fo:color="#000000" style:font-name="Open Sans" fo:font-size="10.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91" style:family="paragraph" style:parent-style-name="Text_20_body">
      <style:paragraph-properties fo:margin-top="0cm" fo:margin-bottom="0cm" loext:contextual-spacing="false"/>
    </style:style>
    <style:style style:name="P92" style:family="paragraph" style:parent-style-name="Text_20_body" style:list-style-name="L2">
      <style:paragraph-properties fo:margin-top="0cm" fo:margin-bottom="0cm" loext:contextual-spacing="false" fo:orphans="2" fo:widows="2"/>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9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396bf9"/>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98" style:family="paragraph" style:parent-style-name="Text_20_body">
      <style:paragraph-properties fo:margin-left="0cm" fo:margin-right="0cm" fo:orphans="2" fo:widows="2" fo:text-indent="0cm" style:auto-text-indent="false"/>
    </style:style>
    <style:style style:name="P99"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normal" officeooo:rsid="00396bf9"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000000" style:font-name="Open Sans" fo:font-size="10.5pt" fo:letter-spacing="normal" fo:font-style="normal" fo:font-weight="normal" officeooo:rsid="003a0f11"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000000" style:font-name="Open Sans" fo:font-size="10.5pt" fo:letter-spacing="normal" fo:font-style="normal" fo:font-weight="bold" style:font-weight-asian="bold" style:font-weight-complex="bold"/>
    </style:style>
    <style:style style:name="T11"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3" style:family="text">
      <style:text-properties fo:font-variant="normal" fo:text-transform="none" fo:color="#000000" style:font-name="Ubuntu"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14" style:family="text">
      <style:text-properties fo:font-variant="normal" fo:text-transform="none" fo:color="#000000" style:font-name="Ubuntu" fo:font-size="12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15"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6"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7" style:family="text">
      <style:text-properties fo:color="#339933"/>
    </style:style>
    <style:style style:name="T18" style:family="text">
      <style:text-properties fo:color="#339933" style:font-name="monospace" fo:font-size="10.5pt"/>
    </style:style>
    <style:style style:name="T19" style:family="text">
      <style:text-properties fo:color="#0000ff"/>
    </style:style>
    <style:style style:name="T20" style:family="text">
      <style:text-properties fo:color="#0000ff" style:font-name="monospace" fo:font-size="10.5pt"/>
    </style:style>
    <style:style style:name="T21" style:family="text">
      <style:text-properties fo:color="#0000ff" officeooo:rsid="00396bf9"/>
    </style:style>
    <style:style style:name="T22" style:family="text">
      <style:text-properties fo:color="#0000ff" officeooo:rsid="003a0f11"/>
    </style:style>
    <style:style style:name="T23" style:family="text">
      <style:text-properties fo:color="#b1b100"/>
    </style:style>
    <style:style style:name="T24" style:family="text">
      <style:text-properties fo:color="#b1b100" style:font-name="monospace" fo:font-size="10.5pt"/>
    </style:style>
    <style:style style:name="T25" style:family="text">
      <style:text-properties fo:color="#009900"/>
    </style:style>
    <style:style style:name="T26" style:family="text">
      <style:text-properties fo:color="#009900" style:font-name="monospace" fo:font-size="10.5pt"/>
    </style:style>
    <style:style style:name="T27" style:family="text">
      <style:text-properties fo:color="#cc66cc"/>
    </style:style>
    <style:style style:name="T28" style:family="text">
      <style:text-properties fo:color="#cc66cc" style:font-name="monospace" fo:font-size="10.5pt"/>
    </style:style>
    <style:style style:name="T29" style:family="text">
      <style:text-properties fo:color="#cc66cc" officeooo:rsid="00332c74"/>
    </style:style>
    <style:style style:name="T30" style:family="text">
      <style:text-properties fo:font-weight="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990000"/>
    </style:style>
    <style:style style:name="T33" style:family="text">
      <style:text-properties fo:color="#c9211e" fo:font-size="15pt" officeooo:rsid="000d696b" style:font-size-asian="13.1000003814697pt" style:font-size-complex="15pt"/>
    </style:style>
    <style:style style:name="T34" style:family="text">
      <style:text-properties fo:color="#c9211e" fo:font-size="15pt" officeooo:rsid="00119207" style:font-size-asian="13.1000003814697pt" style:font-size-complex="15pt"/>
    </style:style>
    <style:style style:name="T35" style:family="text">
      <style:text-properties fo:color="#c9211e" fo:font-size="15pt" officeooo:rsid="0014c334" style:font-size-asian="13.1000003814697pt" style:font-size-complex="15pt"/>
    </style:style>
    <style:style style:name="T36" style:family="text">
      <style:text-properties fo:font-size="15pt" style:font-size-asian="13.1000003814697pt" style:font-size-complex="15pt"/>
    </style:style>
    <style:style style:name="T37" style:family="text">
      <style:text-properties fo:font-size="15pt" officeooo:rsid="00119207" style:font-size-asian="13.1000003814697pt" style:font-size-complex="15pt"/>
    </style:style>
    <style:style style:name="T38" style:family="text">
      <style:text-properties fo:color="#000000"/>
    </style:style>
    <style:style style:name="T39" style:family="text">
      <style:text-properties fo:color="#000000" fo:font-size="10.5pt" style:font-size-asian="9.14999961853027pt" style:font-size-complex="10.5pt"/>
    </style:style>
    <style:style style:name="T40" style:family="text">
      <style:text-properties fo:color="#000000" fo:font-size="10.5pt" style:font-size-asian="9.14999961853027pt" style:font-weight-asian="normal" style:font-size-complex="10.5pt" style:font-weight-complex="normal"/>
    </style:style>
    <style:style style:name="T41" style:family="text">
      <style:text-properties fo:color="#000000" fo:font-size="10.5pt" officeooo:rsid="001aed35" style:font-size-asian="9.14999961853027pt" style:font-weight-asian="normal" style:font-size-complex="10.5pt" style:font-weight-complex="normal"/>
    </style:style>
    <style:style style:name="T42" style:family="text">
      <style:text-properties fo:color="#000000" fo:font-size="10.5pt" fo:font-weight="bold" style:font-size-asian="9.14999961853027pt" style:font-weight-asian="bold" style:font-size-complex="10.5pt" style:font-weight-complex="bold"/>
    </style:style>
    <style:style style:name="T43" style:family="text">
      <style:text-properties fo:color="#800080"/>
    </style:style>
    <style:style style:name="T44" style:family="text">
      <style:text-properties fo:color="#666666" fo:font-style="italic"/>
    </style:style>
    <style:style style:name="T45" style:family="text">
      <style:text-properties officeooo:rsid="00119207"/>
    </style:style>
    <style:style style:name="T46" style:family="text">
      <style:text-properties officeooo:rsid="0018d570"/>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none" style:font-weight-asian="normal" style:font-weight-complex="normal"/>
    </style:style>
    <style:style style:name="T49" style:family="text">
      <style:text-properties style:font-name="Open Sans" fo:font-size="10.5pt" fo:font-style="normal" fo:font-weight="normal"/>
    </style:style>
    <style:style style:name="T50" style:family="text">
      <style:text-properties style:font-name="Open Sans" fo:font-size="10.5pt" fo:font-style="normal" fo:font-weight="normal" officeooo:rsid="00213678"/>
    </style:style>
    <style:style style:name="T51"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52" style:family="text">
      <style:text-properties officeooo:rsid="002259d9"/>
    </style:style>
    <style:style style:name="T53" style:family="text">
      <style:text-properties fo:color="#a1467e" fo:font-weight="bold" style:font-weight-asian="bold" style:font-weight-complex="bold"/>
    </style:style>
    <style:style style:name="T54" style:family="text">
      <style:text-properties officeooo:rsid="0029fa97"/>
    </style:style>
    <style:style style:name="T55" style:family="text">
      <style:text-properties officeooo:rsid="002f464e"/>
    </style:style>
    <style:style style:name="T56" style:family="text">
      <style:text-properties officeooo:rsid="0031b41f"/>
    </style:style>
    <style:style style:name="T57" style:family="text">
      <style:text-properties style:font-name="monospace" fo:font-size="10.5pt"/>
    </style:style>
    <style:style style:name="T58" style:family="text">
      <style:text-properties officeooo:rsid="0037b3dc"/>
    </style:style>
    <style:style style:name="T59" style:family="text">
      <style:text-properties fo:color="#009933" fo:font-weight="bold"/>
    </style:style>
    <style:style style:name="T60" style:family="text">
      <style:text-properties officeooo:rsid="003a0f1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88"><text:span text:style-name="Strong_20_Emphasis"><text:span text:style-name="T10">Int </text:span></text:span><text:span text:style-name="T10">(plain integer)</text:span><text:span text:style-name="T2"><text:line-break/>Numerieke waarde welke altijd een rond getal vormt. Dus zonder k punten. B.v. 110, 20, 33 etc.</text:span></text:p>
        </text:list-item>
        <text:list-item>
          <text:p text:style-name="P88"><text:span text:style-name="Strong_20_Emphasis"><text:span text:style-name="T10">Long </text:span></text:span><text:span text:style-name="T10">(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88"><text:span text:style-name="Strong_20_Emphasis"><text:span text:style-name="T10">Float </text:span></text:span><text:span text:style-name="T10">(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88"><text:soft-page-break/><text:span text:style-name="Strong_20_Emphasis"><text:span text:style-name="T10">Complex </text:span></text:span><text:span text:style-name="T10">(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88"><text:span text:style-name="Strong_20_Emphasis"><text:span text:style-name="T10">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30">Data type </text:span></text:span><text:span text:style-name="Strong_20_Emphasis"><text:span text:style-name="T3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30">Data type </text:span></text:span><text:span text:style-name="Strong_20_Emphasis"><text:span text:style-name="T3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16">Python syntax</text:span></text:span></text:p>
      <text:p text:style-name="P74"><text:s/>“logische” syntax eig<text:span text:style-name="T45">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45">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23">print</text:span><text:span text:style-name="T25">(</text:span>“Hello World”<text:span text:style-name="T2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17">=</text:span><text:span text:style-name="T19">"jarno"</text:span></text:p>
            <text:p text:style-name="P64"><text:span text:style-name="T23">print</text:span><text:span text:style-name="T25">(</text:span>naam<text:span text:style-name="T2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17">=</text:span><text:span text:style-name="T19">"Jarno"</text:span></text:p>
            <text:p text:style-name="P64">achternaam<text:span text:style-name="T17">=</text:span><text:span text:style-name="T19">"Baselier"</text:span></text:p>
            <text:p text:style-name="P65"> </text:p>
            <text:p text:style-name="P64"><text:span text:style-name="T23">print</text:span><text:span text:style-name="T25">(</text:span>naam <text:span text:style-name="T17">+</text:span> <text:span text:style-name="T19">" "</text:span> <text:span text:style-name="T17">+</text:span>achternaam<text:span text:style-name="T2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17">=</text:span><text:span text:style-name="T27">12</text:span></text:p>
            <text:p text:style-name="P64"><text:span text:style-name="T23">print</text:span><text:span text:style-name="T25">(</text:span>getal<text:span text:style-name="T2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17">=</text:span><text:span text:style-name="T19">"12 11 10"</text:span></text:p>
            <text:p text:style-name="P64"><text:span text:style-name="T23">print</text:span><text:span text:style-name="T25">(</text:span>getal<text:span text:style-name="T2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27">2</text:span><text:span text:style-name="T2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 <text:span text:style-name="T17">*</text:span> <text:span text:style-name="T27">2</text:span>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ext:soft-page-break/>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 <text:span text:style-name="T17">*</text:span> <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 <text:span text:style-name="T17">+</text:span> 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list1<text:span text:style-name="T25">[</text:span><text:span text:style-name="T27">0</text:span><text:span text:style-name="T25">]</text:span> <text:span text:style-name="T17">=</text:span> <text:span text:style-name="T19">"item100"</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remove<text:span text:style-name="T25">(</text:span><text:span text:style-name="T19">"item5"</text:span><text:span text:style-name="T25">)</text:span></text:p>
            <text:p text:style-name="P64">list2<text:span text:style-name="T17">.</text:span>remove<text:span text:style-name="T25">(</text:span><text:span text:style-name="T27">2000</text:span><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text:soft-page-break/>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span text:style-name="T17">,</text:span>dict1<text:span text:style-name="T25">[</text:span><text:span text:style-name="T19">"Achter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5"> </text:p>
            <text:p text:style-name="P64"><text:span text:style-name="T23">print</text:span><text:span text:style-name="T25">(</text:span>dict2<text:span text:style-name="T25">[</text:span><text:span text:style-name="T19">"waarde3"</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4">del dict2<text:span text:style-name="T25">[</text:span><text:span text:style-name="T19">'waarde3'</text:span><text:span text:style-name="T25">]</text:span><text:span text:style-name="T17">;</text:span></text:p>
            <text:p text:style-name="P65"> </text:p>
            <text:p text:style-name="P64"><text:span text:style-name="T23">print</text:span><text:span text:style-name="T25">(</text:span>dict2<text:span text:style-name="T2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33">DATATYPEN CONVERTEREN</text:span></text:p>
      <table:table table:name="Table41" table:style-name="Table41">
        <table:table-column table:style-name="Table41.A"/>
        <table:table-row>
          <table:table-cell table:style-name="Table41.A1" office:value-type="string">
            <text:p text:style-name="P7">float<text:span text:style-name="T17">=</text:span><text:span text:style-name="T43">100.1</text:span></text:p>
            <text:p text:style-name="P65"> </text:p>
            <text:p text:style-name="P64"><text:span text:style-name="T23">print</text:span><text:span text:style-name="T25">(</text:span>int<text:span text:style-name="T25">(</text:span>float<text:span text:style-name="T2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17">=</text:span><text:span text:style-name="T27">100</text:span></text:p>
            <text:p text:style-name="P65"> </text:p>
            <text:p text:style-name="P64"><text:span text:style-name="T23">print</text:span><text:span text:style-name="T25">(</text:span>str<text:span text:style-name="T25">(</text:span>integ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17">=</text:span><text:span text:style-name="T19">"Jarno"</text:span> <text:s text:c="3"/><text:span text:style-name="T44">#Jarno is een string</text:span></text:p>
            <text:p text:style-name="P64">leeftijd<text:span text:style-name="T17">=</text:span><text:span text:style-name="T27">16</text:span> <text:s text:c="4"/><text:span text:style-name="T44">#16 is een integer</text:span></text:p>
            <text:p text:style-name="P65"/>
            <text:p text:style-name="P64"><text:span text:style-name="T23">print</text:span><text:span text:style-name="T25">(</text:span><text:span text:style-name="T19">"Van harte gefeliciteerd "</text:span> <text:span text:style-name="T17">+</text:span> naam <text:span text:style-name="T17">+</text:span> <text:span text:style-name="T19">"! Vandaag ben je "</text:span> <text:span text:style-name="T17">+</text:span> str<text:span text:style-name="T25">(</text:span>leeftijd<text:span text:style-name="T25">)</text:span> <text:span text:style-name="T17">+</text:span> <text:span text:style-name="T19">" jaar geworden."</text:span><text:span text:style-name="T25">)</text:span></text:p>
          </table:table-cell>
        </table:table-row>
      </table:table>
      <text:p text:style-name="P70"><text:span text:style-name="Emphasis"><text:span text:style-name="T3"/></text:span></text:p>
      <text:h text:style-name="P71" text:outline-level="2"><text:span text:style-name="Emphasis"><text:span text:style-name="T15">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17">=</text:span><text:span text:style-name="T27">1</text:span></text:p>
            <text:p text:style-name="P64">getal2<text:span text:style-name="T17">=</text:span><text:span text:style-name="T27">10</text:span></text:p>
            <text:p text:style-name="P65"> </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text:span text:style-name="T27">10</text:span><text:span text:style-name="T17">/</text:span><text:span text:style-name="T27">10</text:span><text:span text:style-name="T25">)</text:span></text:p>
            <text:p text:style-name="P64"><text:span text:style-name="T23">print</text:span><text:span text:style-name="T25">(</text:span><text:span text:style-name="T27">5</text:span><text:span text:style-name="T17">/</text:span><text:span text:style-name="T27">2</text:span><text:span text:style-name="T2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37">h</text:span><text:span text:style-name="T36">2</text:span></text:h>
      <text:h text:style-name="P13" text:outline-level="2"><text:span text:style-name="T34">IMPORTS </text:span><text:span text:style-name="T3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46">Z</text:span>oals print.</text:p>
      <text:p text:style-name="P21">Zelf een functie maken: <text:s/>Dit doen wordt gedaan met het keyword: <text:span text:style-name="T47">def</text:span><text:span text:style-name="T48">. = definieren, / define. Na </text:span><text:span text:style-name="T47">def</text:span><text:span text:style-name="T48">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39">Dan schrijf je de functie, als die klaar is, sluit je die af met een </text:span><text:span text:style-name="T42">return</text:span><text:span text:style-name="T40"> die optioneel een waarde kan terugsturen naar de caller. Maar zonder waarde is deze hetzelfde als een </text:span><text:span text:style-name="T42">return None.</text:span></text:p>
      <text:p text:style-name="P43"><text:span text:style-name="T40">Voorbeeld: </text:span><text:span text:style-name="T4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92"><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92"><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92"><text:span text:style-name="Strong_20_Emphasis"><text:span text:style-name="T2">. – punt</text:span></text:span><text:span text:style-name="T2"><text:line-break/>Een punt betekend een willekeurig karakter (behalve \n).</text:span></text:p>
        </text:list-item>
        <text:list-item>
          <text:p text:style-name="P92"><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92"><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92"><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92"><text:span text:style-name="Strong_20_Emphasis"><text:span text:style-name="T2">\n </text:span></text:span><text:span text:style-name="T2"><text:line-break/>Een nieuwe lijn / witregel</text:span></text:p>
        </text:list-item>
        <text:list-item>
          <text:p text:style-name="P92"><text:span text:style-name="Strong_20_Emphasis"><text:span text:style-name="T2">\d</text:span></text:span><text:span text:style-name="T2"><text:line-break/>Elk decimaal teken, dus hetzelfde als [0-9]</text:span></text:p>
        </text:list-item>
        <text:list-item>
          <text:p text:style-name="P92"><text:span text:style-name="Strong_20_Emphasis"><text:span text:style-name="T2">\D</text:span></text:span><text:span text:style-name="T2"><text:line-break/>Geen decimaal teken, dus hetzelfde als [^0-9]</text:span></text:p>
        </text:list-item>
        <text:list-item>
          <text:p text:style-name="P92"><text:span text:style-name="Strong_20_Emphasis"><text:span text:style-name="T2">\s</text:span></text:span><text:span text:style-name="T2"><text:line-break/>Elk whitespace karakter, dus hetzelfde als [ \t\n\r\f\v]</text:span></text:p>
        </text:list-item>
        <text:list-item>
          <text:p text:style-name="P92"><text:span text:style-name="Strong_20_Emphasis"><text:span text:style-name="T2">\S</text:span></text:span><text:span text:style-name="T2"><text:line-break/>Geen whitespace karakter, dus hetzelfde als [^ \t\n\r\f\v]</text:span></text:p>
        </text:list-item>
        <text:list-item>
          <text:p text:style-name="P92"><text:span text:style-name="Strong_20_Emphasis"><text:span text:style-name="T2">\t</text:span></text:span><text:span text:style-name="T2"><text:line-break/>Een tab</text:span></text:p>
        </text:list-item>
        <text:list-item>
          <text:p text:style-name="P92"><text:span text:style-name="Strong_20_Emphasis"><text:span text:style-name="T2">\w</text:span></text:span><text:span text:style-name="T2"><text:line-break/>Elk alfanumeriek karakter, dus hetzelfde als [a-zA-Z0-9_]</text:span></text:p>
        </text:list-item>
        <text:list-item>
          <text:p text:style-name="P89"><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17">=</text:span> re<text:span text:style-name="T17">.</text:span>compile<text:span text:style-name="T25">(</text:span><text:span text:style-name="T19">"[a-zA-Z]+"</text:span> <text:span text:style-name="T19">"[0-9]+"</text:span> <text:span text:style-name="T19">"[a-z]*"</text:span><text:span text:style-name="T25">)</text:span></text:p>
            <text:p text:style-name="P65"> </text:p>
            <text:p text:style-name="P64"><text:soft-page-break/>str <text:span text:style-name="T17">=</text:span> <text:span text:style-name="T19">"Xcddddddddc8dddd"</text:span></text:p>
            <text:p text:style-name="P64"><text:span text:style-name="T23">print</text:span><text:span text:style-name="T25">(</text:span>regex<text:span text:style-name="T17">.</text:span>match<text:span text:style-name="T25">(</text:span>str<text:span text:style-name="T25">)</text:span><text:span text:style-name="T17">.</text:span>group<text:span text:style-name="T2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17">=</text:span> re<text:span text:style-name="T17">.</text:span>compile<text:span text:style-name="T25">(</text:span><text:span text:style-name="T19">"[a-zA-Z]"</text:span><text:span text:style-name="T25">)</text:span></text:p>
            <text:p text:style-name="P64">regex2 <text:span text:style-name="T17">=</text:span> re<text:span text:style-name="T17">.</text:span>compile<text:span text:style-name="T25">(</text:span><text:span text:style-name="T19">"[a-zA-Z]+"</text:span> <text:span text:style-name="T19">"[0-9]"</text:span><text:span text:style-name="T25">)</text:span></text:p>
            <text:p text:style-name="P64">regex3 <text:span text:style-name="T17">=</text:span> re<text:span text:style-name="T17">.</text:span>compile<text:span text:style-name="T25">(</text:span><text:span text:style-name="T19">"[a-zA-Z]+"</text:span> <text:span text:style-name="T19">"[0-9]+"</text:span> <text:span text:style-name="T19">"[a-z]*"</text:span><text:span text:style-name="T25">)</text:span></text:p>
            <text:p text:style-name="P64">regex4 <text:span text:style-name="T17">=</text:span> re<text:span text:style-name="T17">.</text:span>compile<text:span text:style-name="T25">(</text:span><text:span text:style-name="T19">"[a-zA-Z]+"</text:span> <text:span text:style-name="T19">"[0-9]+"</text:span> <text:span text:style-name="T19">"[a-zA-Z]*"</text:span><text:span text:style-name="T25">)</text:span></text:p>
            <text:p text:style-name="P65"> </text:p>
            <text:p text:style-name="P64">str <text:span text:style-name="T17">=</text:span> <text:span text:style-name="T19">"Ikben1grootfanvanPython"</text:span></text:p>
            <text:p text:style-name="P64"><text:span text:style-name="T23">print</text:span><text:span text:style-name="T25">(</text:span>regex1<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2<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3<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4<text:span text:style-name="T17">.</text:span>match<text:span text:style-name="T25">(</text:span>str<text:span text:style-name="T25">)</text:span><text:span text:style-name="T17">.</text:span>group<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50">Wat zijn </text:span><text:span text:style-name="T51">loops</text:span><text:span text:style-name="T50">: </text:span></text:p>
      <text:p text:style-name="P38"><text:span text:style-name="T50">L</text:span><text:span text:style-name="T49">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52">van een string</text:span></text:p>
      <text:p text:style-name="P51"><text:span text:style-name="T53">for</text:span> letter <text:span text:style-name="T53">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53">for</text:span><text:span text:style-name="T38"> fruit </text:span><text:span text:style-name="T53">in</text:span><text:span text:style-name="T38"> fruitmand:</text:span></text:p>
      <text:p text:style-name="P32"><text:s text:c="4"/>print("In de mand: <text:s/>", fruit)</text:p>
      <text:p text:style-name="P32"/>
      <text:p text:style-name="P94">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54">==&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47">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55">D</text:span>e while loop <text:span text:style-name="T55">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56">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17">=</text:span> <text:span text:style-name="T27">0</text:span></text:p>
            <text:p text:style-name="P64"><text:span text:style-name="T23">while</text:span> <text:span text:style-name="T25">(</text:span>teller <text:span text:style-name="T17">&lt;</text:span> <text:span text:style-name="T29">2</text:span><text:span text:style-name="T25">)</text:span><text:span text:style-name="T17">:</text:span></text:p>
            <text:p text:style-name="P65"><text:s text:c="3"/><text:span text:style-name="T24">print</text:span><text:span text:style-name="T57"> </text:span><text:span text:style-name="T26">(</text:span><text:span text:style-name="T20">"Het huidige getal is kleiner dan:"</text:span><text:span text:style-name="T18">,</text:span><text:span text:style-name="T57"> teller</text:span><text:span text:style-name="T26">)</text:span></text:p>
            <text:p text:style-name="P65"><text:s text:c="3"/><text:span text:style-name="T57">teller </text:span><text:span text:style-name="T18">=</text:span><text:span text:style-name="T57"> teller </text:span><text:span text:style-name="T18">+</text:span><text:span text:style-name="T57"> </text:span><text:span text:style-name="T28">1</text:span></text:p>
            <text:p text:style-name="P64"><text:span text:style-name="T23">else</text:span><text:span text:style-name="T17">:</text:span></text:p>
            <text:p text:style-name="P65"><text:s text:c="3"/><text:span text:style-name="T24">print</text:span><text:span text:style-name="T57"> </text:span><text:span text:style-name="T26">(</text:span><text:span text:style-name="T20">"Het huidige getal is gelijk aan of groter dan:"</text:span><text:span text:style-name="T18">,</text:span><text:span text:style-name="T57"> teller</text:span><text:span text:style-name="T2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6">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58">prompten met invoer.</text:span></text:p>
            <text:p text:style-name="P65"/>
            <text:p text:style-name="P64">tekstregels <text:span text:style-name="T17">=</text:span> <text:span text:style-name="T32">list</text:span><text:span text:style-name="T25">()</text:span></text:p>
            <text:p text:style-name="P64"><text:span text:style-name="T23">print</text:span><text:span text:style-name="T25">(</text:span><text:span text:style-name="T19">'Type een tekstregel.'</text:span><text:span text:style-name="T25">)</text:span></text:p>
            <text:p text:style-name="P64"><text:span text:style-name="T23">print</text:span><text:span text:style-name="T25">(</text:span><text:span text:style-name="T19">'Type "sluiten" om af te sluiten'</text:span><text:span text:style-name="T25">)</text:span></text:p>
            <text:p text:style-name="P65"> </text:p>
            <text:p text:style-name="P64">line <text:span text:style-name="T17">=</text:span> input<text:span text:style-name="T25">(</text:span><text:span text:style-name="T19">'Je 1e tekstregel: '</text:span><text:span text:style-name="T25">)</text:span></text:p>
            <text:p text:style-name="P64"><text:span text:style-name="T23">while</text:span> line <text:span text:style-name="T17">!=</text:span> <text:span text:style-name="T19">'sluiten'</text:span><text:span text:style-name="T17">:</text:span></text:p>
            <text:p text:style-name="P65"><text:s text:c="4"/><text:span text:style-name="T57">tekstregels</text:span><text:span text:style-name="T18">.</text:span><text:span text:style-name="T57">append</text:span><text:span text:style-name="T26">(</text:span><text:span text:style-name="T57">line</text:span><text:span text:style-name="T26">)</text:span></text:p>
            <text:p text:style-name="P65"><text:s text:c="4"/><text:span text:style-name="T57">line </text:span><text:span text:style-name="T18">=</text:span><text:span text:style-name="T57"> input</text:span><text:span text:style-name="T26">(</text:span><text:span text:style-name="T20">'Volgende tekstregel: '</text:span><text:span text:style-name="T26">)</text:span></text:p>
            <text:p text:style-name="P65"> </text:p>
            <text:p text:style-name="P64"><text:span text:style-name="T23">print</text:span><text:span text:style-name="T25">(</text:span><text:span text:style-name="T19">'Je tekstregels waren:'</text:span><text:span text:style-name="T25">)</text:span></text:p>
            <text:p text:style-name="P64"><text:span text:style-name="T23">for</text:span> line in tekstregels<text:span text:style-name="T17">:</text:span></text:p>
            <text:p text:style-name="P65"><text:s text:c="4"/><text:span text:style-name="T24">print</text:span><text:span text:style-name="T26">(</text:span><text:span text:style-name="T57">line</text:span><text:span text:style-name="T2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2" text:outline-level="2">LOGICAL OPERATORS (AND, OR, NOT)</text:h>
      <text:p text:style-name="P15">We kunnen code ook sturen d.m.v. zogenaamde “logical operators”. De ondersteunde logical operators in Python zijn: <text:s/>“And”, “Or” en “Not”.</text:p>
      <text:p text:style-name="P60"><text:span text:style-name="T10">And</text:span><text:span text:style-name="T2"> <text:tab/>= Als er aan de vorige </text:span><text:span text:style-name="Strong_20_Emphasis"><text:span text:style-name="T2">en </text:span></text:span><text:span text:style-name="T2">aan de volgende voorwaarde voldaan wordt<text:line-break/></text:span><text:span text:style-name="T10">Or</text:span><text:span text:style-name="T2"> <text:tab/>= Als er aan de vorige </text:span><text:span text:style-name="Strong_20_Emphasis"><text:span text:style-name="T2">of </text:span></text:span><text:span text:style-name="T2">aan de volgende voorwaarde voldaan wordt<text:line-break/></text:span><text:span text:style-name="T10">Not</text:span><text:span text:style-name="T2"> <text:tab/>= Als er </text:span><text:span text:style-name="Strong_20_Emphasis"><text:span text:style-name="T2">niet </text:span></text:span><text:span text:style-name="T2">aan de opgegeven voorwaarde voldaan wordt</text:span></text:p>
      <text:p text:style-name="P90">Bijvoorbeeld:</text:p>
      <table:table table:name="Table49" table:style-name="Table49">
        <table:table-column table:style-name="Table49.A"/>
        <table:table-row>
          <table:table-cell table:style-name="Table49.A1" office:value-type="string">
            <text:p text:style-name="P84"> </text:p>
            <text:p text:style-name="P64">leeftijd <text:span text:style-name="T17">=</text:span> <text:span text:style-name="T27">21</text:span></text:p>
            <text:p text:style-name="P65"> </text:p>
            <text:p text:style-name="P64"><text:span text:style-name="T23">if</text:span> <text:span text:style-name="T25">((</text:span>leeftijd <text:span text:style-name="T17">&gt;=</text:span> <text:span text:style-name="T27">1</text:span><text:span text:style-name="T25">)</text:span> and <text:span text:style-name="T25">(</text:span>leeftijd <text:span text:style-name="T17">&lt;=</text:span> <text:span text:style-name="T27">10</text:span><text:span text:style-name="T25">))</text:span><text:span text:style-name="T17">:</text:span></text:p>
            <text:p text:style-name="P65"><text:s text:c="4"/><text:span text:style-name="T24">print</text:span><text:span text:style-name="T57"> </text:span><text:span text:style-name="T26">(</text:span><text:span text:style-name="T20">"Je krijgt een kinderfeestje"</text:span><text:span text:style-name="T26">)</text:span></text:p>
            <text:p text:style-name="P64">elif <text:span text:style-name="T25">(</text:span>leeftijd <text:span text:style-name="T17">==</text:span> <text:span text:style-name="T27">16</text:span><text:span text:style-name="T25">)</text:span> or <text:span text:style-name="T25">(</text:span>leeftijd <text:span text:style-name="T17">==</text:span> <text:span text:style-name="T27">21</text:span><text:span text:style-name="T25">)</text:span><text:span text:style-name="T17">:</text:span></text:p>
            <text:p text:style-name="P65"><text:s text:c="8"/><text:span text:style-name="T24">print</text:span><text:span text:style-name="T57"> </text:span><text:span text:style-name="T26">(</text:span><text:span text:style-name="T20">"Je krijgt een super knalfeest"</text:span><text:span text:style-name="T26">)</text:span></text:p>
            <text:p text:style-name="P64">elif not <text:span text:style-name="T25">(</text:span>leeftijd <text:span text:style-name="T17">&lt;=</text:span> <text:span text:style-name="T27">60</text:span><text:span text:style-name="T25">)</text:span><text:span text:style-name="T17">:</text:span></text:p>
            <text:p text:style-name="P65"><text:s text:c="8"/><text:span text:style-name="T24">print</text:span><text:span text:style-name="T57"> </text:span><text:span text:style-name="T26">(</text:span><text:span text:style-name="T20">"Helaas geen feestjes meer"</text:span><text:span text:style-name="T26">)</text:span></text:p>
            <text:p text:style-name="P64"><text:span text:style-name="T23">else</text:span><text:span text:style-name="T17">:</text:span></text:p>
            <text:p text:style-name="P65"><text:s text:c="8"/><text:span text:style-name="T24">print</text:span><text:span text:style-name="T57"> </text:span><text:span text:style-name="T26">(</text:span><text:span text:style-name="T20">"Je krijgt een gewoon feestje"</text:span><text:span text:style-name="T26">)</text:span></text:p>
          </table:table-cell>
        </table:table-row>
      </table:table>
      <text:p text:style-name="P79"/>
      <text:p text:style-name="P79"/>
      <text:h text:style-name="P82" text:outline-level="2">FORMATEREN VAN EEN STRING</text:h>
      <text:p text:style-name="P96">Strings kunnen op een bepaalde manier geformatteerd worden. In deze formatering maken we gebruik “placeholders”:</text:p>
      <text:p text:style-name="P96"><text:line-break/><text:span text:style-name="T1">%s</text:span> = placeholder voor een string<text:line-break/><text:span text:style-name="T1">%d</text:span> = placeholder voor een nummer (decimal)<text:line-break/><text:span text:style-name="T1">%c </text:span>= placeholder welke gevuld wordt met het ASCII symbool op de aangegeven positie. </text:p>
      <text:p text:style-name="P96">Dus “print(“%c” % 50)” zal het cijfer 2 retourneren.</text:p>
      <text:p text:style-name="P15">De waardes van deze placeholders kunnen via een tupel en de % operator weer gebruikt worden.</text:p>
      <text:p text:style-name="P15">Een voorbeeld:</text:p>
      <table:table table:name="Table50" table:style-name="Table50">
        <table:table-column table:style-name="Table50.A"/>
        <table:table-row>
          <table:table-cell table:style-name="Table50.A1" office:value-type="string">
            <text:p text:style-name="P7">Naam <text:span text:style-name="T17">=</text:span> <text:span text:style-name="T19">'</text:span><text:span text:style-name="T21">Lucien</text:span><text:span text:style-name="T19">'</text:span></text:p>
            <text:p text:style-name="P64">Nummer <text:span text:style-name="T17">=</text:span> <text:span text:style-name="T27">500</text:span></text:p>
            <text:p text:style-name="P64"><text:span text:style-name="T23">print</text:span><text:span text:style-name="T25">(</text:span><text:span text:style-name="T19">"</text:span><text:span text:style-name="T59">%s</text:span><text:span text:style-name="T19"> </text:span><text:span text:style-name="T59">%d</text:span><text:span text:style-name="T19">"</text:span> <text:span text:style-name="T17">%</text:span> <text:span text:style-name="T25">(</text:span>Naam<text:span text:style-name="T17">,</text:span> Numm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text:line-break/></text:span></text:span><text:span text:style-name="Emphasis"><text:span text:style-name="T7">Lucien</text:span></text:span><text:span text:style-name="Emphasis"><text:span text:style-name="T3"> 500</text:span></text:span></text:p>
      <text:p text:style-name="P9"><text:span text:style-name="Emphasis"><text:span text:style-name="T3"/></text:span></text:p>
      <text:p text:style-name="P9"><text:span text:style-name="Emphasis"><text:span text:style-name="T3"/></text:span></text:p>
      <text:p text:style-name="P9"><text:span text:style-name="Emphasis"><text:span text:style-name="T3"/></text:span></text:p>
      <text:p text:style-name="P60"><text:soft-page-break/><text:span text:style-name="Emphasis"><text:span text:style-name="T5">Maar d.m.v. placeholders kan dit wel. Placeholders kunnen in een string geplaatst worden en kunnen de waarde opnemen van de refererende tuple achter de string. Om dit te doen plaats je achter de string dus een procent (%) teken en daarachter definieer je de tuple (met variabelen). Het volgende voorbeeld verduidelijkt dit:</text:span></text:span><text:line-break/></text:p>
      <table:table table:name="Table51" table:style-name="Table51">
        <table:table-column table:style-name="Table51.A"/>
        <table:table-row>
          <table:table-cell table:style-name="Table51.A1" office:value-type="string">
            <text:p text:style-name="P7">String1 <text:span text:style-name="T17">=</text:span> <text:span text:style-name="T19">"</text:span><text:span text:style-name="T22">Lu</text:span><text:span text:style-name="T19">"</text:span></text:p>
            <text:p text:style-name="P64">String2 <text:span text:style-name="T17">=</text:span> <text:span text:style-name="T19">"</text:span><text:span text:style-name="T22">Plu</text:span><text:span text:style-name="T19">"</text:span></text:p>
            <text:p text:style-name="P64">String3 <text:span text:style-name="T17">=</text:span> <text:span text:style-name="T19">"Leuk"</text:span></text:p>
            <text:p text:style-name="P64">String4 <text:span text:style-name="T17">=</text:span> <text:span text:style-name="T19">"Gek"</text:span></text:p>
            <text:p text:style-name="P64">String5 <text:span text:style-name="T17">=</text:span> <text:span text:style-name="T19">"Kusjes"</text:span></text:p>
            <text:p text:style-name="P64">String6 <text:span text:style-name="T17">=</text:span> <text:span text:style-name="T19">"Tikjes"</text:span></text:p>
            <text:p text:style-name="P64">Nummer1 <text:span text:style-name="T17">=</text:span> <text:span text:style-name="T27">100</text:span></text:p>
            <text:p text:style-name="P64">Nummer2 <text:span text:style-name="T17">=</text:span> <text:span text:style-name="T27">200</text:span></text:p>
            <text:p text:style-name="P64">Nummer3 <text:span text:style-name="T17">=</text:span> <text:span text:style-name="T27">300</text:span></text:p>
            <text:p text:style-name="P64">Nummer4 <text:span text:style-name="T17">=</text:span> <text:span text:style-name="T27">400</text:span></text:p>
            <text:p text:style-name="P65"> </text:p>
            <text:p text:style-name="P64"><text:span text:style-name="T23">print</text:span><text:span text:style-name="T25">(</text:span><text:span text:style-name="T19">"</text:span><text:span text:style-name="T59">%s</text:span><text:span text:style-name="T19"> </text:span><text:span text:style-name="T59">%s</text:span><text:span text:style-name="T19"> is </text:span><text:span text:style-name="T59">%s</text:span><text:span text:style-name="T19"> en krijgt </text:span><text:span text:style-name="T59">%d</text:span><text:span text:style-name="T19"> </text:span><text:span text:style-name="T59">%s</text:span><text:span text:style-name="T19">"</text:span> <text:span text:style-name="T17">%</text:span> <text:span text:style-name="T25">(</text:span>String1<text:span text:style-name="T17">,</text:span> String2<text:span text:style-name="T17">,</text:span> String3<text:span text:style-name="T17">,</text:span> Nummer2<text:span text:style-name="T17">,</text:span> tring<text:span text:style-name="T60">6</text:span><text:span text:style-name="T25">))</text:span></text:p>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P9"><text:span text:style-name="Strong_20_Emphasis"><text:span text:style-name="T3">==Output==</text:span></text:span><text:span text:style-name="T3"><text:line-break/></text:span><text:span text:style-name="Emphasis"><text:span text:style-name="T3"><text:line-break/>Jarno Baselier is Leuk en krijgt 200 </text:span></text:span><text:span text:style-name="Emphasis"><text:span text:style-name="T9">Tikjes</text:span></text:span></text:p>
      <text:p text:style-name="P67"><text:line-break/></text:p>
      <text:h text:style-name="P82" text:outline-level="2">GET</text:h>
      <text:p text:style-name="P15">Het “get()” commando vraagt de waarde van een bepaalde sleutel op. Als de waarde niet bestaat dan zal dit commando zich vullen met de standaard waarde. Het get commando werkt middels het volgende voorbeeld:</text:p>
      <table:table table:name="Table52" table:style-name="Table52">
        <table:table-column table:style-name="Table52.A"/>
        <table:table-row>
          <table:table-cell table:style-name="Table52.A1" office:value-type="string">
            <text:p text:style-name="P7">woordenboek<text:span text:style-name="T17">.</text:span>get<text:span text:style-name="T25">(</text:span><text:span text:style-name="T32">key</text:span><text:span text:style-name="T17">,</text:span> <text:span text:style-name="T23">default</text:span><text:span text:style-name="T17">=</text:span>None<text:span text:style-name="T25">)</text:span></text:p>
          </table:table-cell>
        </table:table-row>
      </table:table>
      <text:p text:style-name="P15"/>
      <text:p text:style-name="P15">In bovenstaande commando zal “get” zoeken in het woordenboek naar een bepaalde “key” en als deze niet gevonden wordt dan wordt None (de default waarde) geretourneerd.</text:p>
      <text:p text:style-name="P15"/>
      <text:p text:style-name="P15">Ok, in een voorbeeldje:</text:p>
      <table:table table:name="Table53" table:style-name="Table53">
        <table:table-column table:style-name="Table53.A"/>
        <table:table-row>
          <table:table-cell table:style-name="Table53.A1" office:value-type="string">
            <text:p text:style-name="P7">Synoniemwoordenboek <text:span text:style-name="T17">=</text:span> <text:span text:style-name="T25">{</text:span><text:span text:style-name="T19">'Lekker'</text:span><text:span text:style-name="T17">:</text:span> <text:span text:style-name="T19">'Aantrekkelijk'</text:span><text:span text:style-name="T17">,</text:span> <text:span text:style-name="T19">'Vies'</text:span><text:span text:style-name="T17">:</text:span> <text:span text:style-name="T19">'Smerig'</text:span><text:span text:style-name="T25">}</text:span></text:p>
            <text:p text:style-name="P65"> </text:p>
            <text:p text:style-name="P64"><text:span text:style-name="T23">print</text:span> <text:span text:style-name="T25">(</text:span><text:span text:style-name="T19">"Value : </text:span><text:span text:style-name="T59">%s</text:span><text:span text:style-name="T19">"</text:span> <text:span text:style-name="T17">%</text:span> <text:s/>Synoniemwoordenboek<text:span text:style-name="T17">.</text:span>get<text:span text:style-name="T25">(</text:span><text:span text:style-name="T19">'Lekker'</text:span><text:span text:style-name="T17">,</text:span> <text:span text:style-name="T19">"Lekker komt niet voor in het woordenboek"</text:span><text:span text:style-name="T25">))</text:span></text:p>
            <text:p text:style-name="P64"><text:span text:style-name="T23">print</text:span> <text:span text:style-name="T25">(</text:span><text:span text:style-name="T19">"Value : </text:span><text:span text:style-name="T59">%s</text:span><text:span text:style-name="T19">"</text:span> <text:span text:style-name="T17">%</text:span> <text:s/>Synoniemwoordenboek<text:span text:style-name="T17">.</text:span>get<text:span text:style-name="T25">(</text:span><text:span text:style-name="T19">'Jummie'</text:span><text:span text:style-name="T17">,</text:span> <text:span text:style-name="T19">"Jummie komt niet voor in het woordenboek"</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Value : Aantrekkelijk<text:line-break/>Value : Jummie komt niet voor in het woordenboek</text:span></text:span></text:p>
      <text:h text:style-name="P13" text:outline-level="2"><text:soft-page-break/>NOG EEN PAAR TRUCJES MET STRINGS</text:h>
      <text:p text:style-name="P15">We kunnen nog veel meer leuke dingen doen met strings. Zo kunnen we bijvoorbeeld opzoeken bij welk karakter een bepaald woord in de string zich bevindt. Dit doen we zo:</text:p>
      <text:p text:style-name="P61"/>
      <table:table table:name="Table54" table:style-name="Table54">
        <table:table-column table:style-name="Table54.A"/>
        <table:table-row>
          <table:table-cell table:style-name="Table54.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find<text:span text:style-name="T25">(</text:span><text:span text:style-name="T19">"zin"</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32</text:span></text:span></text:p>
      <text:p text:style-name="P15">Of we kunnen de eerste letter automatisch starten met een hoofdletter:</text:p>
      <table:table table:name="Table55" table:style-name="Table55">
        <table:table-column table:style-name="Table55.A"/>
        <table:table-row>
          <table:table-cell table:style-name="Table55.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capitaliz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Vandaag heb ik er helemaal geen zin in!</text:span></text:span></text:p>
      <text:p text:style-name="P15">Ook kunnen we controleren of de string alleen bestaat uit letter met de “isalnum” functie:</text:p>
      <text:p text:style-name="P15"/>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4T12:15:09.143537775</dc:date>
    <meta:editing-duration>P3DT13H21M14S</meta:editing-duration>
    <meta:editing-cycles>34</meta:editing-cycles>
    <meta:generator>LibreOffice/6.2.4.2.0$Linux_X86_64 LibreOffice_project/b154c0ac6cf11bc010cb60509e6db2f74a9a9fa3</meta:generator>
    <meta:document-statistic meta:table-count="55" meta:image-count="1" meta:object-count="0" meta:page-count="23" meta:paragraph-count="572" meta:word-count="4577" meta:character-count="29172" meta:non-whitespace-character-count="24748"/>
  </office:meta>
</office:document-meta>
</file>